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office:automatic-styles>
  <office:body>
    <office:text text:use-soft-page-breaks="true">
      <text:p text:style-name="P1">Μελέτη ανάλυσης αντικτύπου για την προστασία δεδομένων.</text:p>
      <text:p text:style-name="Normal">Στην δική μας περίπτωση καλούμαστε να πραγματοποιήσουμε μια μελέτη ανάλυσης αντίκτυπου για την προστασία δεδομένων φυσικής πρόσβασης στο<text:s/><text:span text:style-name="T2">G</text:span>-<text:span text:style-name="T3">Cloud</text:span><text:s/>με την μεθοδολογία<text:s/><text:span text:style-name="T4">CNIL</text:span>-<text:span text:style-name="T5">PIA</text:span>.<text:s/>Αυτό αποσκοπεί στην προστασία των προσωπικών δεδομένων των υπαλλήλων και των συνοδευόμενων, ξεκινώντας την διαδικασία από την στιγμή που γίνεται η έλευση των υπαλλήλων στον χώρο ελέγχου της εταιρείας φύλαξης. Με τα στοιχεία που μας δίνονται πρέπει να καταγράψουμε του σκοπούς επεξεργασίας και την ενίσχυση των μέτρων ασφαλείας ώστε να διασφαλιστεί ότι οι απαιτήσεις προστασίας δεδομένων τηρούνται αυστηρά.<text:line-break/>Σύμφωνα με την μελέτη περίπτωσης οι σκοποί επεξεργασίας καθορίζονται στους εξής:</text:p>
      <text:p text:style-name="Normal">Ότι μόνο υπάλληλος με εξουσιοδοτημένη πρόσβαση μπορεί να κάνει χρήση του μοναδικού ανελκυστήρα και να πάει στο -3 του κτηριού<text:s/>, μαζί με τους συνοδευόμενους που είναι 2 ή 3 άτομα.Εκτός από ειδικές περιπτώσεις που αφορούν ξεναγήσεις /παρουσιάσεις του<text:s/><text:span text:style-name="T6">G</text:span>-<text:span text:style-name="T7">Cloud</text:span><text:s/>σε μαθητές<text:s/>ή φοιτητές.<text:s/>Στον οποίο όροφο του περιμένει υπάλληλος της εταιρείας φύλαξης ο οποίος επιβάλλεται να ζητήσει και να κρατήσει την ταυτότητα του υπαλλήλου και των συνοδευόμενων. Αυτό εξασφαλίζει ότι μόνο εξουσιοδοτημένη χρήστες εισέρχονται στον χώρο , ώστε τα δεδομένα να συλλέγονται για λόγους ασφαλείας και παρακολούθησης.Επίσης όλοι οι εισερχόμενοι στον χώρο αναγράφουν τα στοιχεία τους σε ένα λευκό πίνακα , όπως ώρα/ημερομηνία, ονοματεπώνυμο, αρ. ταυτότητας και υπογραφή. Διασφαλίζοντας την καταγραφή και αποδεικτική τεκμηρίωση των εισερχόμενων.</text:p>
      <text:p text:style-name="Normal">Σχέδιο δράσης:</text:p>
      <text:p text:style-name="Normal">Για την ανάπτυξη συστήματος που είναι συμβατό με τις αρχές της προστασίας της ιδιωτικότητας μπορούμε να προσθέσουμε περισσότερα μέτρα από τα υπαρκτά.<text:s/></text:p>
      <text:p text:style-name="Normal">Με την χρήση επιπρόσθετων ελέγχων όπως βιομετρικά στοιχεία σε συνδυασμό με τον υπάρχοντα κωδικό πρόσβασης προσφέρει περισσότερη ασφάλεια για να διασφαλίσουμε ότι μόνο εξουσιοδοτημένοι χρήστες έχουν πρόσβαση. Καλύτερος τρόπος καταγραφής αντί του λευκού πίνακα που εύκολα μπορεί να αλλοιωθεί<text:s/>ή να γίνει λάθος καταγραφή. Κρυπτογράφηση των καταγραφών και προστατευμένη αποθήκευση. Συνεχής εκπαίδευση και ενημέρωση των υπαλλήλων και του προσωπικού της εταιρείας φύλαξης σχετικά με τα πρότυπα ασφαλείας , τις απειλές και τις τυχόν αλλαγές.<text:s/>Εγκατάσταση συστημάτων ειδοποίησης ασφαλείας σε τυχόν παραβιάσεις.</text:p>
      <text:p text:style-name="Normal">Επισκόπησή<text:s/>κινδύνων:</text:p>
      <text:p text:style-name="Normal">Μη εξουσιοδοτημένη πρόσβαση:<text:s/><text:span text:style-name="T8">Κίνδυνος</text:span>: Είσοδος ατόμων<text:s/>στον χώρο<text:s/>χωρίς την απαιτούμενη εξουσιοδότηση.<text:s/>Δυσκολία αποτροπής πρόσβασης σε περιπτώσεις<text:s/>ελλιπούς<text:s/>ελέγχου ή στην παρακολούθηση με κάμερες.<text:s/><text:span text:style-name="T9">Συνέπειες</text:span>: Παραβίαση του εσωτερικού συστήματος ασφάλειας και πρόσβαση σε ευαίσθητα δεδομένα.<text:s/><text:span text:style-name="T10">Κίνδυνος</text:span>:<text:s/>Λανθασμένη καταγραφή ή<text:s/>ελλιπής<text:s/>καταγραφή λόγου του πίνακα που είναι χειροκίνητες<text:s/>καταχωρίσεις.<text:s/><text:span text:style-name="T11">Συνέπειες</text:span>: οδηγώντας<text:s/>σε ανακρίβεια των δεδομένων.<text:s/><text:span text:style-name="T12">Κίνδυνος</text:span>: Πιθανότητα παραβίασης εγγράφων<text:s/>οπτικής<text:s/>καταγραφής αν δεν υπάρχει κατάλληλος τρόπος προστασίας τους.<text:s/><text:span text:style-name="T13">Συνέπιες</text:span>: Αποκάλυψη ευαίσθητων δεδομένων.</text:p>
      <text:p text:style-name="Normal"><text:s/>Χαρτογράφηση κινδύνων:</text:p>
      <text:soft-page-break/>
      <text:p text:style-name="Normal">Υψηλή σοβαρότητας: Είσοδος ατόμων στον χώρο χωρίς την απαιτούμενη εξουσιοδότηση. Αν χρειάζεται και η πιθανότητα εμφάνισης που είναι και στις διαφάνειες θα το χαρακτηρίζαμε ως <text:s/>χαμηλή προς μέτρια πιθανότητα εμφάνισης καθώς δεν είναι τελείως ασφαλές αλλά το πρώτο επίπεδο ασφάλειας είναι ασφαλές ως έναν βαθμό.</text:p>
      <text:p text:style-name="Normal">Μέτρια σοβαρότητας: Λανθασμένες καταγραφές στον λευκό πίνακα. Υψηλή πιθανότητα να συμβεί γιατί είναι πολύ εύκολο να γίνει αφού ο καθένας γράφει χειροκίνητα τα στοιχεία του και επίτηδες ή και καταλάθος.</text:p>
      <text:p text:style-name="Normal">Χαμηλής σοβαρότητας: Τεχνικές δυσλειτουργίες ή πιθανή παραβίαση στο συστήματα οπτικής καταγραφής. Πιθανότητα μέτρια , εξαρτώμενος της συντήρησης του υλικού και των μέτρων ασφαλείας που έχουν παρθεί για την αποτροπή της παραβίασης.</text:p>
      <text:p text:style-name="Normal">Η εφαρμογή της μεθοδολογίας<text:s/><text:span text:style-name="T14">CNIL</text:span>-<text:span text:style-name="T15">PIA</text:span><text:s/>εξασφαλίζει ότι τα προσωπικά δεδομένα που χρησιμοποιούνται κατά την φυσική πρόσβαση στον χώρο παραμένουν προστατευόμενα καθ’ όλη την διάρκεια της παραμονής τους. Η ανάλυση του αντίκτυπου και τα προτεινόμενα μέτρα εξασφαλίζουν την μείωση των ενδεχομένων κινδύνων που μπορεί να υπάρχουν από το υπαρκτό σύστημα.</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BERTO NTREOU</meta:initial-creator>
    <dc:creator>ALBERTO NTREOU</dc:creator>
    <meta:creation-date>2025-06-24T09:08:00Z</meta:creation-date>
    <dc:date>2025-06-24T15:46:00Z</dc:date>
    <meta:template xlink:href="Normal.dotm" xlink:type="simple"/>
    <meta:editing-cycles>5</meta:editing-cycles>
    <meta:editing-duration>PT23880S</meta:editing-duration>
    <meta:document-statistic meta:page-count="2" meta:paragraph-count="8" meta:word-count="629" meta:character-count="4019" meta:row-count="28" meta:non-whitespace-character-count="3398"/>
  </office:meta>
</office:document-meta>
</file>